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abrion" svg:font-family="Cabri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abrion" officeooo:rsid="001b5381" officeooo:paragraph-rsid="001b53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Madame, monsieur,</text:p>
      <text:p text:style-name="P1"/>
      <text:p text:style-name="P1"/>
      <text:p text:style-name="P1"/>
      <text:p text:style-name="P1">Au vu de la situation actuelle et des restrictions liées à la pandémie de Covid-19, je vous demande de bien vouloir suspendre le prélèvements des mensualités d'emprunt sur mon compte.</text:p>
      <text:p text:style-name="P1"/>
      <text:p text:style-name="P1">En effet, même si ma situation professionnelle me permet de traverser cette période sans difficulté financière particulière, ce n'est pas le cas de très nombreuses personnes, locataires comme propriétaires, employées sous des contrats précaires voire uberisées, indépendantes, ou travaillant dans des secteurs qui ont dû cesser toute activité. Pour des millions de personnes, le confinement entraîne une perte partielle ou totale de revenu, et l'impossibilité de pouvoir à la fois payer loyer/traites et factures, et continuer de s'alimenter et se soigner correctement. Je suis solidaire de toutes ces personnes, et c'est à ce titre que je vous demande d'agir. </text:p>
      <text:p text:style-name="P1"/>
      <text:p text:style-name="P1">Afin de soulager les plus précaires, il est important que vous fassiez preuve de compréhension et suspendiez les prélèvements au moins jusqu'au mois suivant le retour de toutes et tous sur les lieux de travail. </text:p>
      <text:p text:style-name="P1"/>
      <text:p text:style-name="P1">Cette demande n'est pas individuelle, elle s'inscrit dans un mouvement mondial de "grève des loyers, des crédits et des factures" qui est largement suivi en France. </text:p>
      <text:p text:style-name="P1">Il est important que toutes les créances liées aux résidences principales et aux biens locatifs soient suspendues. J'insiste sur ce dernier point pour qu'il soit possible, pour les locataires, de suspendre le paiement des loyers sans impacter leur propriétaire, souvent modeste, et sans susciter de conflit.</text:p>
      <text:p text:style-name="P1"/>
      <text:p text:style-name="P1">Ce mouvement vous demande donc de prendre temporairement à votre charge les difficultés des plus précaires d'entre nous à assouvir leurs besoins les plus élémentaires durant cette crise. Ce ne serait qu'un juste renvoi d'ascenseur, après le sauvetage des établissements de crédit avec l'argent des contribuables lors de la crise financière de 2008. Gageons d'ailleurs que le gouvernement actuel sera enclin à prendre de nouvelles décisions de ce type en votre faveur s'il le jugeait nécessaire... </text:p>
      <text:p text:style-name="P1"/>
      <text:p text:style-name="P1">Pour la survie matérielle des plus fragiles d'entre nous, pour que la chaîne des créances devienne une chaîne des solidarités, je vous remercie de votre compréhension. </text:p>
      <text:p text:style-name="P1"/>
      <text:p text:style-name="P1">Je vous prie d'agréer, madame, monsieur, l'expression de mes salutations solida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Cabrion" svg:font-family="Cabri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7T10:33:50.126957046</meta:creation-date>
    <dc:date>2020-04-17T10:34:21.217192296</dc:date>
    <meta:editing-duration>PT31S</meta:editing-duration>
    <meta:editing-cycles>1</meta:editing-cycles>
    <meta:document-statistic meta:table-count="0" meta:image-count="0" meta:object-count="0" meta:page-count="1" meta:paragraph-count="9" meta:word-count="351" meta:character-count="2293" meta:non-whitespace-character-count="1946"/>
    <meta:generator>LibreOffice/5.1.6.2$Linux_X86_64 LibreOffice_project/10m0$Build-2</meta:generator>
  </office:meta>
</office:document-meta>
</file>